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style:text-underline-style="solid" style:text-underline-width="auto" style:text-underline-color="font-color" fo:font-weight="bold" officeooo:rsid="000ae528" officeooo:paragraph-rsid="000ae528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e528" officeooo:paragraph-rsid="000ae528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2a3634" officeooo:paragraph-rsid="002a3634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officeooo:rsid="0030902d" officeooo:paragraph-rsid="0030902d" style:font-size-asian="17.5pt" style:font-weight-asian="bold" style:font-size-complex="20pt" style:font-weight-complex="bold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411ccf" officeooo:paragraph-rsid="00411ccf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4ad1fb" officeooo:paragraph-rsid="0042c6aa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style:text-underline-style="solid" style:text-underline-width="auto" style:text-underline-color="font-color" fo:font-weight="bold" officeooo:rsid="000d199f" officeooo:paragraph-rsid="000d199f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style:text-underline-style="solid" style:text-underline-width="auto" style:text-underline-color="font-color" fo:font-weight="bold" officeooo:rsid="0011a8ee" officeooo:paragraph-rsid="0011a8ee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style:text-underline-style="solid" style:text-underline-width="auto" style:text-underline-color="font-color" fo:font-weight="bold" officeooo:rsid="001919e0" officeooo:paragraph-rsid="001919e0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style:text-underline-style="solid" style:text-underline-width="auto" style:text-underline-color="font-color" fo:font-weight="bold" officeooo:rsid="001ebc78" officeooo:paragraph-rsid="001ebc78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bold" officeooo:rsid="00343bef" officeooo:paragraph-rsid="00343bef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6pt" style:text-underline-style="none" fo:font-weight="bold" officeooo:rsid="000ae528" officeooo:paragraph-rsid="000ae528" style:font-size-asian="14pt" style:font-weight-asian="bold" style:font-size-complex="16pt" style:font-weight-complex="bold"/>
    </style:style>
    <style:style style:name="P13" style:family="paragraph" style:parent-style-name="Standard">
      <style:text-properties fo:font-size="16pt" style:text-underline-style="none" fo:font-weight="bold" officeooo:rsid="00167aa4" officeooo:paragraph-rsid="00167aa4" style:font-size-asian="14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officeooo:rsid="000d199f" officeooo:paragraph-rsid="000d199f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167aa4" officeooo:paragraph-rsid="00167aa4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0f2d8d" officeooo:paragraph-rsid="000f2d8d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none" fo:font-weight="bold" officeooo:rsid="000d199f" officeooo:paragraph-rsid="000d199f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143a31" officeooo:paragraph-rsid="00143a31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204417" officeooo:paragraph-rsid="00204417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none" fo:font-weight="bold" officeooo:rsid="002a3634" officeooo:paragraph-rsid="002a3634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none" fo:font-weight="bold" officeooo:rsid="0030902d" officeooo:paragraph-rsid="0030902d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none" fo:font-weight="bold" officeooo:rsid="0032a3ff" officeooo:paragraph-rsid="0032a3ff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style:text-underline-style="none" fo:font-weight="bold" officeooo:rsid="00343bef" officeooo:paragraph-rsid="00343bef" style:font-size-asian="15.75pt" style:font-weight-asian="bold" style:font-size-complex="18pt" style:font-weight-complex="bold"/>
    </style:style>
    <style:style style:name="P24" style:family="paragraph" style:parent-style-name="Standard">
      <style:text-properties fo:font-size="18pt" style:text-underline-style="none" fo:font-weight="bold" officeooo:rsid="00358947" officeooo:paragraph-rsid="00358947" style:font-size-asian="15.75pt" style:font-weight-asian="bold" style:font-size-complex="18pt" style:font-weight-complex="bold"/>
    </style:style>
    <style:style style:name="P25" style:family="paragraph" style:parent-style-name="Standard">
      <style:text-properties fo:font-size="18pt" style:text-underline-style="none" fo:font-weight="bold" officeooo:rsid="00411ccf" officeooo:paragraph-rsid="00411ccf" style:font-size-asian="15.75pt" style:font-weight-asian="bold" style:font-size-complex="18pt" style:font-weight-complex="bold"/>
    </style:style>
    <style:style style:name="P26" style:family="paragraph" style:parent-style-name="Standard">
      <style:text-properties fo:font-size="18pt" style:text-underline-style="none" fo:font-weight="bold" officeooo:rsid="0042c6aa" officeooo:paragraph-rsid="0042c6aa" style:font-size-asian="15.75pt" style:font-weight-asian="bold" style:font-size-complex="18pt" style:font-weight-complex="bold"/>
    </style:style>
    <style:style style:name="P27" style:family="paragraph" style:parent-style-name="Standard">
      <style:text-properties fo:font-size="18pt" fo:font-style="normal" style:text-underline-style="none" fo:font-weight="bold" officeooo:rsid="000d540f" officeooo:paragraph-rsid="000d540f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8pt" fo:font-style="normal" style:text-underline-style="none" fo:font-weight="bold" officeooo:rsid="000f2d8d" officeooo:paragraph-rsid="000f2d8d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fo:font-size="18pt" fo:font-style="normal" style:text-underline-style="none" fo:font-weight="bold" officeooo:rsid="00108c27" officeooo:paragraph-rsid="00108c27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font-size="18pt" fo:font-style="normal" style:text-underline-style="none" fo:font-weight="bold" officeooo:rsid="0011a8ee" officeooo:paragraph-rsid="0011a8ee" style:font-size-asian="15.75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font-size="18pt" fo:font-weight="bold" officeooo:rsid="001919e0" officeooo:paragraph-rsid="001919e0" style:font-size-asian="15.75pt" style:font-weight-asian="bold" style:font-size-complex="18pt" style:font-weight-complex="bold"/>
    </style:style>
    <style:style style:name="P32" style:family="paragraph" style:parent-style-name="Standard">
      <style:text-properties fo:font-size="18pt" fo:font-weight="bold" officeooo:rsid="001ebc78" officeooo:paragraph-rsid="001919e0" style:font-size-asian="15.75pt" style:font-weight-asian="bold" style:font-size-complex="18pt" style:font-weight-complex="bold"/>
    </style:style>
    <style:style style:name="P33" style:family="paragraph" style:parent-style-name="Standard">
      <style:text-properties fo:color="#ce181e" fo:font-size="18pt" style:text-underline-style="none" fo:font-weight="bold" officeooo:rsid="001919e0" officeooo:paragraph-rsid="001919e0" fo:background-color="#fff200" style:font-size-asian="15.75pt" style:font-weight-asian="bold" style:font-size-complex="18pt" style:font-weight-complex="bold"/>
    </style:style>
    <style:style style:name="P34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6pt" style:text-underline-style="none" fo:font-weight="bold" officeooo:rsid="000ae528" officeooo:paragraph-rsid="000ae528" style:font-size-asian="14pt" style:font-weight-asian="bold" style:font-size-complex="16pt" style:font-weight-complex="bold"/>
    </style:style>
    <style:style style:name="P35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fo:font-weight="bold" officeooo:rsid="001919e0" officeooo:paragraph-rsid="001919e0" style:font-size-asian="15.75pt" style:font-weight-asian="bold" style:font-size-complex="18pt" style:font-weight-complex="bold"/>
    </style:style>
    <style:style style:name="P36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fo:font-weight="bold" officeooo:rsid="001ebc78" officeooo:paragraph-rsid="001919e0" style:font-size-asian="15.75pt" style:font-weight-asian="bold" style:font-size-complex="18pt" style:font-weight-complex="bold"/>
    </style:style>
    <style:style style:name="P37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fo:font-weight="bold" officeooo:rsid="001ebc78" officeooo:paragraph-rsid="00204417" style:font-size-asian="15.75pt" style:font-weight-asian="bold" style:font-size-complex="18pt" style:font-weight-complex="bold"/>
    </style:style>
    <style:style style:name="P3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style:text-underline-style="none" fo:font-weight="bold" officeooo:rsid="00204417" officeooo:paragraph-rsid="00204417" style:font-size-asian="15.75pt" style:font-weight-asian="bold" style:font-size-complex="18pt" style:font-weight-complex="bold"/>
    </style:style>
    <style:style style:name="P39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8pt" style:text-underline-style="none" fo:font-weight="bold" officeooo:rsid="0030902d" officeooo:paragraph-rsid="0032a3ff" style:font-size-asian="15.75pt" style:font-weight-asian="bold" style:font-size-complex="18pt" style:font-weight-complex="bold"/>
    </style:style>
    <style:style style:name="P40" style:family="paragraph" style:parent-style-name="Standard" style:list-style-name="L1">
      <style:text-properties fo:font-size="16pt" style:text-underline-style="none" fo:font-weight="bold" officeooo:rsid="000ae528" officeooo:paragraph-rsid="000ae528" style:font-size-asian="14pt" style:font-weight-asian="bold" style:font-size-complex="16pt" style:font-weight-complex="bold"/>
    </style:style>
    <style:style style:name="P41" style:family="paragraph" style:parent-style-name="Standard" style:list-style-name="L6">
      <style:text-properties fo:font-size="16pt" style:text-underline-style="none" fo:font-weight="bold" officeooo:rsid="00167aa4" officeooo:paragraph-rsid="00167aa4" style:font-size-asian="14pt" style:font-weight-asian="bold" style:font-size-complex="16pt" style:font-weight-complex="bold"/>
    </style:style>
    <style:style style:name="P42" style:family="paragraph" style:parent-style-name="Standard" style:list-style-name="L6">
      <style:text-properties fo:font-size="16pt" style:text-underline-style="solid" style:text-underline-width="auto" style:text-underline-color="font-color" fo:font-weight="bold" officeooo:rsid="00167aa4" officeooo:paragraph-rsid="00167aa4" style:font-size-asian="14pt" style:font-weight-asian="bold" style:font-size-complex="16pt" style:font-weight-complex="bold"/>
    </style:style>
    <style:style style:name="P43" style:family="paragraph" style:parent-style-name="Standard" style:list-style-name="L6">
      <style:text-properties fo:font-size="16pt" style:text-underline-style="solid" style:text-underline-width="auto" style:text-underline-color="font-color" fo:font-weight="bold" officeooo:rsid="0017717d" officeooo:paragraph-rsid="0017717d" style:font-size-asian="14pt" style:font-weight-asian="bold" style:font-size-complex="16pt" style:font-weight-complex="bold"/>
    </style:style>
    <style:style style:name="P44" style:family="paragraph" style:parent-style-name="Standard" style:list-style-name="L2">
      <style:text-properties fo:font-size="18pt" style:text-underline-style="none" fo:font-weight="bold" officeooo:rsid="000d199f" officeooo:paragraph-rsid="000d199f" style:font-size-asian="15.75pt" style:font-weight-asian="bold" style:font-size-complex="18pt" style:font-weight-complex="bold"/>
    </style:style>
    <style:style style:name="P45" style:family="paragraph" style:parent-style-name="Standard" style:list-style-name="L3">
      <style:text-properties fo:font-size="18pt" style:text-underline-style="none" fo:font-weight="bold" officeooo:rsid="000d199f" officeooo:paragraph-rsid="000d199f" style:font-size-asian="15.75pt" style:font-weight-asian="bold" style:font-size-complex="18pt" style:font-weight-complex="bold"/>
    </style:style>
    <style:style style:name="P46" style:family="paragraph" style:parent-style-name="Standard" style:list-style-name="L3">
      <style:text-properties fo:font-size="18pt" style:text-underline-style="none" fo:font-weight="bold" officeooo:rsid="000d540f" officeooo:paragraph-rsid="000d199f" style:font-size-asian="15.75pt" style:font-weight-asian="bold" style:font-size-complex="18pt" style:font-weight-complex="bold"/>
    </style:style>
    <style:style style:name="P47" style:family="paragraph" style:parent-style-name="Standard" style:list-style-name="L7">
      <style:text-properties fo:font-size="18pt" style:text-underline-style="none" fo:font-weight="bold" officeooo:rsid="0011a8ee" officeooo:paragraph-rsid="0011a8ee" style:font-size-asian="15.75pt" style:font-weight-asian="bold" style:font-size-complex="18pt" style:font-weight-complex="bold"/>
    </style:style>
    <style:style style:name="P48" style:family="paragraph" style:parent-style-name="Standard" style:list-style-name="L8">
      <style:text-properties fo:font-size="18pt" style:text-underline-style="none" fo:font-weight="bold" officeooo:rsid="001919e0" officeooo:paragraph-rsid="001919e0" style:font-size-asian="15.75pt" style:font-weight-asian="bold" style:font-size-complex="18pt" style:font-weight-complex="bold"/>
    </style:style>
    <style:style style:name="P49" style:family="paragraph" style:parent-style-name="Standard" style:list-style-name="L8">
      <style:text-properties fo:font-size="18pt" style:text-underline-style="none" fo:font-weight="bold" officeooo:rsid="001919e0" officeooo:paragraph-rsid="001adee7" style:font-size-asian="15.75pt" style:font-weight-asian="bold" style:font-size-complex="18pt" style:font-weight-complex="bold"/>
    </style:style>
    <style:style style:name="P50" style:family="paragraph" style:parent-style-name="Standard" style:list-style-name="L8">
      <style:text-properties fo:font-size="18pt" style:text-underline-style="none" fo:font-weight="bold" officeooo:rsid="001adee7" officeooo:paragraph-rsid="001adee7" style:font-size-asian="15.75pt" style:font-weight-asian="bold" style:font-size-complex="18pt" style:font-weight-complex="bold"/>
    </style:style>
    <style:style style:name="P51" style:family="paragraph" style:parent-style-name="Standard" style:list-style-name="L9">
      <style:text-properties fo:font-size="18pt" style:text-underline-style="none" fo:font-weight="bold" officeooo:rsid="001ebc78" officeooo:paragraph-rsid="001ebc78" style:font-size-asian="15.75pt" style:font-weight-asian="bold" style:font-size-complex="18pt" style:font-weight-complex="bold"/>
    </style:style>
    <style:style style:name="P52" style:family="paragraph" style:parent-style-name="Standard" style:list-style-name="L9">
      <style:text-properties fo:font-size="18pt" style:text-underline-style="none" fo:font-weight="bold" officeooo:rsid="001ebc78" officeooo:paragraph-rsid="0023268a" style:font-size-asian="15.75pt" style:font-weight-asian="bold" style:font-size-complex="18pt" style:font-weight-complex="bold"/>
    </style:style>
    <style:style style:name="P53" style:family="paragraph" style:parent-style-name="Standard" style:list-style-name="L9">
      <style:text-properties fo:font-size="18pt" style:text-underline-style="none" fo:font-weight="bold" officeooo:rsid="00201a60" officeooo:paragraph-rsid="00201a60" style:font-size-asian="15.75pt" style:font-weight-asian="bold" style:font-size-complex="18pt" style:font-weight-complex="bold"/>
    </style:style>
    <style:style style:name="P54" style:family="paragraph" style:parent-style-name="Standard" style:list-style-name="L9">
      <style:text-properties fo:font-size="18pt" style:text-underline-style="none" fo:font-weight="bold" officeooo:rsid="0023268a" officeooo:paragraph-rsid="0023268a" style:font-size-asian="15.75pt" style:font-weight-asian="bold" style:font-size-complex="18pt" style:font-weight-complex="bold"/>
    </style:style>
    <style:style style:name="P55" style:family="paragraph" style:parent-style-name="Standard" style:list-style-name="L9">
      <style:text-properties fo:font-size="18pt" style:text-underline-style="none" fo:font-weight="bold" officeooo:rsid="00204417" officeooo:paragraph-rsid="00251ffc" style:font-size-asian="15.75pt" style:font-weight-asian="bold" style:font-size-complex="18pt" style:font-weight-complex="bold"/>
    </style:style>
    <style:style style:name="P56" style:family="paragraph" style:parent-style-name="Standard" style:list-style-name="L9">
      <style:text-properties fo:font-size="18pt" style:text-underline-style="none" fo:font-weight="bold" officeooo:rsid="00204417" officeooo:paragraph-rsid="00204417" style:font-size-asian="15.75pt" style:font-weight-asian="bold" style:font-size-complex="18pt" style:font-weight-complex="bold"/>
    </style:style>
    <style:style style:name="P57" style:family="paragraph" style:parent-style-name="Standard" style:list-style-name="L9">
      <style:text-properties fo:font-size="18pt" style:text-underline-style="none" fo:font-weight="bold" officeooo:rsid="00251ffc" officeooo:paragraph-rsid="00251ffc" style:font-size-asian="15.75pt" style:font-weight-asian="bold" style:font-size-complex="18pt" style:font-weight-complex="bold"/>
    </style:style>
    <style:style style:name="P58" style:family="paragraph" style:parent-style-name="Standard" style:list-style-name="L9">
      <style:text-properties fo:font-size="18pt" style:text-underline-style="none" fo:font-weight="bold" officeooo:rsid="0026a3d2" officeooo:paragraph-rsid="0026a3d2" style:font-size-asian="15.75pt" style:font-weight-asian="bold" style:font-size-complex="18pt" style:font-weight-complex="bold"/>
    </style:style>
    <style:style style:name="P59" style:family="paragraph" style:parent-style-name="Standard" style:list-style-name="L10">
      <style:text-properties fo:font-size="18pt" style:text-underline-style="none" fo:font-weight="bold" officeooo:rsid="002ab3b4" officeooo:paragraph-rsid="002ab3b4" style:font-size-asian="15.75pt" style:font-weight-asian="bold" style:font-size-complex="18pt" style:font-weight-complex="bold"/>
    </style:style>
    <style:style style:name="P60" style:family="paragraph" style:parent-style-name="Standard" style:list-style-name="L10">
      <style:text-properties fo:font-size="18pt" style:text-underline-style="none" fo:font-weight="bold" officeooo:rsid="002ab3b4" officeooo:paragraph-rsid="002bdf8b" style:font-size-asian="15.75pt" style:font-weight-asian="bold" style:font-size-complex="18pt" style:font-weight-complex="bold"/>
    </style:style>
    <style:style style:name="P61" style:family="paragraph" style:parent-style-name="Standard" style:list-style-name="L10">
      <style:text-properties fo:font-size="18pt" style:text-underline-style="none" fo:font-weight="bold" officeooo:rsid="002df482" officeooo:paragraph-rsid="002df482" style:font-size-asian="15.75pt" style:font-weight-asian="bold" style:font-size-complex="18pt" style:font-weight-complex="bold"/>
    </style:style>
    <style:style style:name="P62" style:family="paragraph" style:parent-style-name="Standard" style:list-style-name="L10">
      <style:text-properties fo:font-size="18pt" style:text-underline-style="none" fo:font-weight="bold" officeooo:rsid="002df482" officeooo:paragraph-rsid="002e2228" style:font-size-asian="15.75pt" style:font-weight-asian="bold" style:font-size-complex="18pt" style:font-weight-complex="bold"/>
    </style:style>
    <style:style style:name="P63" style:family="paragraph" style:parent-style-name="Standard" style:list-style-name="L10">
      <style:text-properties fo:font-size="18pt" style:text-underline-style="none" fo:font-weight="bold" officeooo:rsid="002bdf8b" officeooo:paragraph-rsid="002bdf8b" style:font-size-asian="15.75pt" style:font-weight-asian="bold" style:font-size-complex="18pt" style:font-weight-complex="bold"/>
    </style:style>
    <style:style style:name="P64" style:family="paragraph" style:parent-style-name="Standard" style:list-style-name="L10">
      <style:text-properties fo:font-size="18pt" style:text-underline-style="none" fo:font-weight="bold" officeooo:rsid="002bdf8b" officeooo:paragraph-rsid="002bfc4f" style:font-size-asian="15.75pt" style:font-weight-asian="bold" style:font-size-complex="18pt" style:font-weight-complex="bold"/>
    </style:style>
    <style:style style:name="P65" style:family="paragraph" style:parent-style-name="Standard" style:list-style-name="L10">
      <style:text-properties fo:font-size="18pt" style:text-underline-style="none" fo:font-weight="bold" officeooo:rsid="002bfc4f" officeooo:paragraph-rsid="002bfc4f" style:font-size-asian="15.75pt" style:font-weight-asian="bold" style:font-size-complex="18pt" style:font-weight-complex="bold"/>
    </style:style>
    <style:style style:name="P66" style:family="paragraph" style:parent-style-name="Standard" style:list-style-name="L10">
      <style:text-properties fo:font-size="18pt" style:text-underline-style="none" fo:font-weight="bold" officeooo:rsid="002c0453" officeooo:paragraph-rsid="002c0453" style:font-size-asian="15.75pt" style:font-weight-asian="bold" style:font-size-complex="18pt" style:font-weight-complex="bold"/>
    </style:style>
    <style:style style:name="P67" style:family="paragraph" style:parent-style-name="Standard" style:list-style-name="L11">
      <style:text-properties fo:font-size="18pt" style:text-underline-style="none" fo:font-weight="bold" officeooo:rsid="0030902d" officeooo:paragraph-rsid="0030902d" style:font-size-asian="15.75pt" style:font-weight-asian="bold" style:font-size-complex="18pt" style:font-weight-complex="bold"/>
    </style:style>
    <style:style style:name="P68" style:family="paragraph" style:parent-style-name="Standard" style:list-style-name="L11">
      <style:text-properties fo:font-size="18pt" style:text-underline-style="none" fo:font-weight="bold" officeooo:rsid="0032a3ff" officeooo:paragraph-rsid="0032a3ff" style:font-size-asian="15.75pt" style:font-weight-asian="bold" style:font-size-complex="18pt" style:font-weight-complex="bold"/>
    </style:style>
    <style:style style:name="P69" style:family="paragraph" style:parent-style-name="Standard" style:list-style-name="L12">
      <style:text-properties fo:font-size="18pt" style:text-underline-style="none" fo:font-weight="bold" officeooo:rsid="00343bef" officeooo:paragraph-rsid="00343bef" style:font-size-asian="15.75pt" style:font-weight-asian="bold" style:font-size-complex="18pt" style:font-weight-complex="bold"/>
    </style:style>
    <style:style style:name="P70" style:family="paragraph" style:parent-style-name="Standard" style:list-style-name="L13">
      <style:text-properties fo:font-size="18pt" style:text-underline-style="none" fo:font-weight="bold" officeooo:rsid="00411ccf" officeooo:paragraph-rsid="00411ccf" style:font-size-asian="15.75pt" style:font-weight-asian="bold" style:font-size-complex="18pt" style:font-weight-complex="bold"/>
    </style:style>
    <style:style style:name="P71" style:family="paragraph" style:parent-style-name="Standard" style:list-style-name="L14">
      <style:text-properties fo:font-size="18pt" style:text-underline-style="none" fo:font-weight="bold" officeooo:rsid="00411ccf" officeooo:paragraph-rsid="00411ccf" style:font-size-asian="15.75pt" style:font-weight-asian="bold" style:font-size-complex="18pt" style:font-weight-complex="bold"/>
    </style:style>
    <style:style style:name="P72" style:family="paragraph" style:parent-style-name="Standard" style:list-style-name="L15">
      <style:text-properties fo:font-size="18pt" style:text-underline-style="none" fo:font-weight="bold" officeooo:rsid="00411ccf" officeooo:paragraph-rsid="00411ccf" style:font-size-asian="15.75pt" style:font-weight-asian="bold" style:font-size-complex="18pt" style:font-weight-complex="bold"/>
    </style:style>
    <style:style style:name="P73" style:family="paragraph" style:parent-style-name="Standard" style:list-style-name="L15">
      <style:text-properties fo:font-size="18pt" style:text-underline-style="none" fo:font-weight="bold" officeooo:rsid="0042c6aa" officeooo:paragraph-rsid="0042c6aa" style:font-size-asian="15.75pt" style:font-weight-asian="bold" style:font-size-complex="18pt" style:font-weight-complex="bold"/>
    </style:style>
    <style:style style:name="P74" style:family="paragraph" style:parent-style-name="Standard">
      <style:text-properties fo:font-size="18pt" style:text-underline-style="none" fo:font-weight="bold" officeooo:rsid="004ad1fb" officeooo:paragraph-rsid="0042c6aa" style:font-size-asian="15.75pt" style:font-weight-asian="bold" style:font-size-complex="18pt" style:font-weight-complex="bold"/>
    </style:style>
    <style:style style:name="P75" style:family="paragraph" style:parent-style-name="Standard" style:list-style-name="L16">
      <style:text-properties fo:font-size="18pt" style:text-underline-style="none" fo:font-weight="bold" officeooo:rsid="004ad1fb" officeooo:paragraph-rsid="004ad1fb" style:font-size-asian="15.75pt" style:font-weight-asian="bold" style:font-size-complex="18pt" style:font-weight-complex="bold"/>
    </style:style>
    <style:style style:name="P76" style:family="paragraph" style:parent-style-name="Standard">
      <style:text-properties fo:font-size="18pt" style:text-underline-style="none" fo:font-weight="bold" officeooo:rsid="004ad1fb" officeooo:paragraph-rsid="004ad1fb" style:font-size-asian="15.75pt" style:font-weight-asian="bold" style:font-size-complex="18pt" style:font-weight-complex="bold"/>
    </style:style>
    <style:style style:name="P77" style:family="paragraph" style:parent-style-name="Standard" style:list-style-name="L17">
      <style:text-properties fo:font-size="18pt" style:text-underline-style="none" fo:font-weight="bold" officeooo:rsid="004ad1fb" officeooo:paragraph-rsid="004ad1fb" style:font-size-asian="15.75pt" style:font-weight-asian="bold" style:font-size-complex="18pt" style:font-weight-complex="bold"/>
    </style:style>
    <style:style style:name="P78" style:family="paragraph" style:parent-style-name="Standard" style:list-style-name="L16">
      <style:text-properties fo:font-size="18pt" style:text-underline-style="none" fo:font-weight="bold" officeooo:rsid="004da1ac" officeooo:paragraph-rsid="004da1ac" style:font-size-asian="15.75pt" style:font-weight-asian="bold" style:font-size-complex="18pt" style:font-weight-complex="bold"/>
    </style:style>
    <style:style style:name="P79" style:family="paragraph" style:parent-style-name="Standard">
      <style:text-properties fo:font-size="18pt" style:text-underline-style="none" fo:font-weight="bold" officeooo:rsid="004da1ac" officeooo:paragraph-rsid="004da1ac" style:font-size-asian="15.75pt" style:font-weight-asian="bold" style:font-size-complex="18pt" style:font-weight-complex="bold"/>
    </style:style>
    <style:style style:name="P80" style:family="paragraph" style:parent-style-name="Standard" style:list-style-name="L17">
      <style:text-properties fo:font-size="18pt" style:text-underline-style="none" fo:font-weight="bold" officeooo:rsid="004da1ac" officeooo:paragraph-rsid="004da1ac" style:font-size-asian="15.75pt" style:font-weight-asian="bold" style:font-size-complex="18pt" style:font-weight-complex="bold"/>
    </style:style>
    <style:style style:name="P81" style:family="paragraph" style:parent-style-name="Standard" style:list-style-name="L17">
      <style:text-properties fo:font-size="18pt" style:text-underline-style="none" fo:font-weight="bold" officeooo:rsid="004e16af" officeooo:paragraph-rsid="004e16af" style:font-size-asian="15.75pt" style:font-weight-asian="bold" style:font-size-complex="18pt" style:font-weight-complex="bold"/>
    </style:style>
    <style:style style:name="P82" style:family="paragraph" style:parent-style-name="Standard" style:list-style-name="L17">
      <style:text-properties fo:font-size="18pt" style:text-underline-style="none" fo:font-weight="bold" officeooo:rsid="004e16af" officeooo:paragraph-rsid="004e23a3" style:font-size-asian="15.75pt" style:font-weight-asian="bold" style:font-size-complex="18pt" style:font-weight-complex="bold"/>
    </style:style>
    <style:style style:name="P83" style:family="paragraph" style:parent-style-name="Standard" style:list-style-name="L17">
      <style:text-properties fo:font-size="18pt" style:text-underline-style="none" fo:font-weight="bold" officeooo:rsid="004e23a3" officeooo:paragraph-rsid="004e23a3" style:font-size-asian="15.75pt" style:font-weight-asian="bold" style:font-size-complex="18pt" style:font-weight-complex="bold"/>
    </style:style>
    <style:style style:name="P84" style:family="paragraph" style:parent-style-name="Standard">
      <style:text-properties fo:font-size="18pt" style:text-underline-style="none" fo:font-weight="bold" officeooo:rsid="004e23a3" officeooo:paragraph-rsid="004e23a3" style:font-size-asian="15.75pt" style:font-weight-asian="bold" style:font-size-complex="18pt" style:font-weight-complex="bold"/>
    </style:style>
    <style:style style:name="P85" style:family="paragraph" style:parent-style-name="Standard" style:list-style-name="L18">
      <style:text-properties fo:font-size="18pt" style:text-underline-style="none" fo:font-weight="bold" officeooo:rsid="004e23a3" officeooo:paragraph-rsid="004e23a3" style:font-size-asian="15.75pt" style:font-weight-asian="bold" style:font-size-complex="18pt" style:font-weight-complex="bold"/>
    </style:style>
    <style:style style:name="P86" style:family="paragraph" style:parent-style-name="Standard" style:list-style-name="L19">
      <style:text-properties fo:font-size="18pt" style:text-underline-style="none" fo:font-weight="bold" officeooo:rsid="004e23a3" officeooo:paragraph-rsid="004e23a3" style:font-size-asian="15.75pt" style:font-weight-asian="bold" style:font-size-complex="18pt" style:font-weight-complex="bold"/>
    </style:style>
    <style:style style:name="P87" style:family="paragraph" style:parent-style-name="Standard" style:list-style-name="L20">
      <style:text-properties fo:font-size="18pt" style:text-underline-style="none" fo:font-weight="bold" officeooo:rsid="004e23a3" officeooo:paragraph-rsid="004e23a3" style:font-size-asian="15.75pt" style:font-weight-asian="bold" style:font-size-complex="18pt" style:font-weight-complex="bold"/>
    </style:style>
    <style:style style:name="P88" style:family="paragraph" style:parent-style-name="Standard" style:list-style-name="L20">
      <style:text-properties fo:font-size="18pt" style:text-underline-style="none" fo:font-weight="bold" officeooo:rsid="004eb989" officeooo:paragraph-rsid="004eb989" style:font-size-asian="15.75pt" style:font-weight-asian="bold" style:font-size-complex="18pt" style:font-weight-complex="bold"/>
    </style:style>
    <style:style style:name="P89" style:family="paragraph" style:parent-style-name="Standard" style:list-style-name="L20">
      <style:text-properties fo:font-size="18pt" style:text-underline-style="none" fo:font-weight="bold" officeooo:rsid="0050165e" officeooo:paragraph-rsid="0050165e" style:font-size-asian="15.75pt" style:font-weight-asian="bold" style:font-size-complex="18pt" style:font-weight-complex="bold"/>
    </style:style>
    <style:style style:name="P90" style:family="paragraph" style:parent-style-name="Standard">
      <style:text-properties fo:font-size="18pt" style:text-underline-style="none" fo:font-weight="bold" officeooo:rsid="0050165e" officeooo:paragraph-rsid="0050165e" style:font-size-asian="15.75pt" style:font-weight-asian="bold" style:font-size-complex="18pt" style:font-weight-complex="bold"/>
    </style:style>
    <style:style style:name="P91" style:family="paragraph" style:parent-style-name="Standard" style:list-style-name="L21">
      <style:text-properties fo:font-size="18pt" style:text-underline-style="none" fo:font-weight="bold" officeooo:rsid="0050165e" officeooo:paragraph-rsid="0050165e" style:font-size-asian="15.75pt" style:font-weight-asian="bold" style:font-size-complex="18pt" style:font-weight-complex="bold"/>
    </style:style>
    <style:style style:name="P92" style:family="paragraph" style:parent-style-name="Standard" style:list-style-name="L22">
      <style:text-properties fo:font-size="18pt" style:text-underline-style="none" fo:font-weight="bold" officeooo:rsid="005112f7" officeooo:paragraph-rsid="005112f7" style:font-size-asian="15.75pt" style:font-weight-asian="bold" style:font-size-complex="18pt" style:font-weight-complex="bold"/>
    </style:style>
    <style:style style:name="P93" style:family="paragraph" style:parent-style-name="Standard" style:list-style-name="L3">
      <style:text-properties fo:font-size="18pt" style:text-underline-style="none" fo:font-weight="bold" officeooo:rsid="000d199f" officeooo:paragraph-rsid="000d199f" fo:background-color="#fff200" style:font-size-asian="15.75pt" style:font-weight-asian="bold" style:font-size-complex="18pt" style:font-weight-complex="bold"/>
    </style:style>
    <style:style style:name="P94" style:family="paragraph" style:parent-style-name="Standard" style:list-style-name="L7">
      <style:text-properties fo:font-size="18pt" style:text-underline-style="none" fo:font-weight="bold" officeooo:rsid="0012b794" officeooo:paragraph-rsid="0012b794" fo:background-color="#fff200" style:font-size-asian="15.75pt" style:font-weight-asian="bold" style:font-size-complex="18pt" style:font-weight-complex="bold"/>
    </style:style>
    <style:style style:name="P95" style:family="paragraph" style:parent-style-name="Standard" style:list-style-name="L8">
      <style:text-properties fo:font-size="18pt" style:text-underline-style="none" fo:font-weight="bold" officeooo:rsid="001919e0" officeooo:paragraph-rsid="001919e0" fo:background-color="#fff200" style:font-size-asian="15.75pt" style:font-weight-asian="bold" style:font-size-complex="18pt" style:font-weight-complex="bold"/>
    </style:style>
    <style:style style:name="P96" style:family="paragraph" style:parent-style-name="Standard" style:list-style-name="L9">
      <style:text-properties fo:font-size="18pt" style:text-underline-style="none" fo:font-weight="bold" officeooo:rsid="0023268a" officeooo:paragraph-rsid="0023268a" fo:background-color="#fff200" style:font-size-asian="15.75pt" style:font-weight-asian="bold" style:font-size-complex="18pt" style:font-weight-complex="bold"/>
    </style:style>
    <style:style style:name="P97" style:family="paragraph" style:parent-style-name="Standard" style:list-style-name="L9">
      <style:text-properties fo:font-size="18pt" style:text-underline-style="none" fo:font-weight="bold" officeooo:rsid="0026a3d2" officeooo:paragraph-rsid="0026a3d2" fo:background-color="#fff200" style:font-size-asian="15.75pt" style:font-weight-asian="bold" style:font-size-complex="18pt" style:font-weight-complex="bold"/>
    </style:style>
    <style:style style:name="P98" style:family="paragraph" style:parent-style-name="Standard" style:list-style-name="L3">
      <style:text-properties fo:font-size="18pt" style:text-underline-style="solid" style:text-underline-width="auto" style:text-underline-color="font-color" fo:font-weight="bold" officeooo:rsid="000d199f" officeooo:paragraph-rsid="000d199f" style:font-size-asian="15.75pt" style:font-weight-asian="bold" style:font-size-complex="18pt" style:font-weight-complex="bold"/>
    </style:style>
    <style:style style:name="P99" style:family="paragraph" style:parent-style-name="Standard" style:list-style-name="L3">
      <style:text-properties fo:font-size="18pt" style:text-underline-style="solid" style:text-underline-width="auto" style:text-underline-color="font-color" fo:font-weight="bold" officeooo:rsid="000d540f" officeooo:paragraph-rsid="000d540f" style:font-size-asian="15.75pt" style:font-weight-asian="bold" style:font-size-complex="18pt" style:font-weight-complex="bold"/>
    </style:style>
    <style:style style:name="P100" style:family="paragraph" style:parent-style-name="Standard" style:list-style-name="L4">
      <style:text-properties fo:font-size="18pt" style:text-underline-style="solid" style:text-underline-width="auto" style:text-underline-color="font-color" fo:font-weight="bold" officeooo:rsid="00108c27" officeooo:paragraph-rsid="00108c27" style:font-size-asian="15.75pt" style:font-weight-asian="bold" style:font-size-complex="18pt" style:font-weight-complex="bold"/>
    </style:style>
    <style:style style:name="P101" style:family="paragraph" style:parent-style-name="Standard" style:list-style-name="L4">
      <style:text-properties fo:font-size="18pt" style:text-underline-style="solid" style:text-underline-width="auto" style:text-underline-color="font-color" fo:font-weight="bold" officeooo:rsid="000f2d8d" officeooo:paragraph-rsid="000f2d8d" fo:background-color="#fff200" style:font-size-asian="15.75pt" style:font-weight-asian="bold" style:font-size-complex="18pt" style:font-weight-complex="bold"/>
    </style:style>
    <style:style style:name="P102" style:family="paragraph" style:parent-style-name="Standard" style:list-style-name="L4">
      <style:text-properties fo:font-size="18pt" style:text-underline-style="solid" style:text-underline-width="auto" style:text-underline-color="font-color" fo:font-weight="bold" officeooo:rsid="000f2d8d" officeooo:paragraph-rsid="00108c27" fo:background-color="#fff200" style:font-size-asian="15.75pt" style:font-weight-asian="bold" style:font-size-complex="18pt" style:font-weight-complex="bold"/>
    </style:style>
    <style:style style:name="P103" style:family="paragraph" style:parent-style-name="Standard" style:list-style-name="L4">
      <style:text-properties fo:font-size="18pt" fo:font-style="normal" style:text-underline-style="none" fo:font-weight="bold" officeooo:rsid="000f2d8d" officeooo:paragraph-rsid="000f2d8d" style:font-size-asian="15.75pt" style:font-style-asian="normal" style:font-weight-asian="bold" style:font-size-complex="18pt" style:font-style-complex="normal" style:font-weight-complex="bold"/>
    </style:style>
    <style:style style:name="P104" style:family="paragraph" style:parent-style-name="Standard" style:list-style-name="L4">
      <style:text-properties fo:font-size="18pt" fo:font-style="normal" style:text-underline-style="none" fo:font-weight="bold" officeooo:rsid="00108c27" officeooo:paragraph-rsid="000f2d8d" style:font-size-asian="15.75pt" style:font-style-asian="normal" style:font-weight-asian="bold" style:font-size-complex="18pt" style:font-style-complex="normal" style:font-weight-complex="bold"/>
    </style:style>
    <style:style style:name="P105" style:family="paragraph" style:parent-style-name="Standard" style:list-style-name="L4">
      <style:text-properties fo:font-size="18pt" fo:font-style="normal" style:text-underline-style="none" fo:font-weight="bold" officeooo:rsid="00108c27" officeooo:paragraph-rsid="00108c27" style:font-size-asian="15.75pt" style:font-style-asian="normal" style:font-weight-asian="bold" style:font-size-complex="18pt" style:font-style-complex="normal" style:font-weight-complex="bold"/>
    </style:style>
    <style:style style:name="P106" style:family="paragraph" style:parent-style-name="Standard" style:list-style-name="L5">
      <style:text-properties fo:font-size="18pt" fo:font-style="normal" style:text-underline-style="none" fo:font-weight="bold" officeooo:rsid="0011a8ee" officeooo:paragraph-rsid="0011a8ee" style:font-size-asian="15.75pt" style:font-style-asian="normal" style:font-weight-asian="bold" style:font-size-complex="18pt" style:font-style-complex="normal" style:font-weight-complex="bold"/>
    </style:style>
    <style:style style:name="P107" style:family="paragraph" style:parent-style-name="Standard" style:list-style-name="L4">
      <style:text-properties fo:font-size="18pt" fo:font-style="normal" style:text-underline-style="none" fo:font-weight="bold" officeooo:rsid="00108c27" officeooo:paragraph-rsid="00108c27" fo:background-color="#fff200" style:font-size-asian="15.75pt" style:font-style-asian="normal" style:font-weight-asian="bold" style:font-size-complex="18pt" style:font-style-complex="normal" style:font-weight-complex="bold"/>
    </style:style>
    <style:style style:name="P108" style:family="paragraph" style:parent-style-name="Standard" style:list-style-name="L5">
      <style:text-properties fo:font-size="18pt" fo:font-style="normal" style:text-underline-style="none" fo:font-weight="bold" officeooo:rsid="0011a8ee" officeooo:paragraph-rsid="0011a8ee" fo:background-color="#fff200" style:font-size-asian="15.75pt" style:font-style-asian="normal" style:font-weight-asian="bold" style:font-size-complex="18pt" style:font-style-complex="normal" style:font-weight-complex="bold"/>
    </style:style>
    <style:style style:name="P109" style:family="paragraph" style:parent-style-name="Standard">
      <style:text-properties fo:font-size="20pt" style:text-underline-style="solid" style:text-underline-width="auto" style:text-underline-color="font-color" fo:font-weight="bold" officeooo:rsid="004e23a3" officeooo:paragraph-rsid="004e23a3" style:font-size-asian="17.5pt" style:font-weight-asian="bold" style:font-size-complex="20pt" style:font-weight-complex="bold"/>
    </style:style>
    <style:style style:name="P110" style:family="paragraph" style:parent-style-name="Standard" style:list-style-name="L5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fo:font-size="16pt" style:text-underline-style="solid" style:text-underline-width="auto" style:text-underline-color="font-color" fo:font-weight="bold" officeooo:rsid="000d199f" officeooo:paragraph-rsid="0011a8ee" style:font-size-asian="14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540f"/>
    </style:style>
    <style:style style:name="T3" style:family="text">
      <style:text-properties style:text-underline-style="none" fo:background-color="#fff200" loext:char-shading-value="0"/>
    </style:style>
    <style:style style:name="T4" style:family="text">
      <style:text-properties style:text-underline-style="none" officeooo:rsid="000d199f" fo:background-color="#fff200" loext:char-shading-value="0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08c27" style:font-style-asian="normal" style:font-style-complex="normal"/>
    </style:style>
    <style:style style:name="T7" style:family="text">
      <style:text-properties fo:font-style="normal" style:text-underline-style="none" officeooo:rsid="0011a8ee" style:font-style-asian="normal" style:font-style-complex="normal"/>
    </style:style>
    <style:style style:name="T8" style:family="text">
      <style:text-properties fo:font-style="normal" style:text-underline-style="none" fo:background-color="#fff200" loext:char-shading-value="0" style:font-style-asian="normal" style:font-style-complex="normal"/>
    </style:style>
    <style:style style:name="T9" style:family="text">
      <style:text-properties officeooo:rsid="00143a31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21f373" fo:background-color="#fff200" loext:char-shading-value="0"/>
    </style:style>
    <style:style style:name="T12" style:family="text">
      <style:text-properties officeooo:rsid="0023268a" fo:background-color="#fff200" loext:char-shading-value="0"/>
    </style:style>
    <style:style style:name="T13" style:family="text">
      <style:text-properties officeooo:rsid="0037178a" fo:background-color="#fff200" loext:char-shading-value="0"/>
    </style:style>
    <style:style style:name="T14" style:family="text">
      <style:text-properties officeooo:rsid="00383df2" fo:background-color="#fff200" loext:char-shading-value="0"/>
    </style:style>
    <style:style style:name="T15" style:family="text">
      <style:text-properties officeooo:rsid="00201a60"/>
    </style:style>
    <style:style style:name="T16" style:family="text">
      <style:text-properties officeooo:rsid="00251ffc"/>
    </style:style>
    <style:style style:name="T17" style:family="text">
      <style:text-properties officeooo:rsid="00295c2d"/>
    </style:style>
    <style:style style:name="T18" style:family="text">
      <style:text-properties officeooo:rsid="002bdf8b"/>
    </style:style>
    <style:style style:name="T19" style:family="text">
      <style:text-properties officeooo:rsid="002bfc4f"/>
    </style:style>
    <style:style style:name="T20" style:family="text">
      <style:text-properties officeooo:rsid="002e2228"/>
    </style:style>
    <style:style style:name="T21" style:family="text">
      <style:text-properties fo:color="#ce181e"/>
    </style:style>
    <style:style style:name="T22" style:family="text">
      <style:text-properties fo:color="#ce181e" officeooo:rsid="002bfc4f"/>
    </style:style>
    <style:style style:name="T23" style:family="text">
      <style:text-properties officeooo:rsid="0030902d"/>
    </style:style>
    <style:style style:name="T24" style:family="text">
      <style:text-properties style:text-position="super 58%"/>
    </style:style>
    <style:style style:name="T25" style:family="text">
      <style:text-properties officeooo:rsid="0048848b"/>
    </style:style>
    <style:style style:name="T26" style:family="text">
      <style:text-properties officeooo:rsid="004da1ac"/>
    </style:style>
    <style:style style:name="T27" style:family="text">
      <style:text-properties officeooo:rsid="004e16af"/>
    </style:style>
    <style:style style:name="T28" style:family="text">
      <style:text-properties style:text-position="0% 100%"/>
    </style:style>
    <style:style style:name="T29" style:family="text">
      <style:text-properties officeooo:rsid="004e23a3"/>
    </style:style>
    <style:style style:name="T30" style:family="text">
      <style:text-properties officeooo:rsid="004eb989"/>
    </style:style>
    <style:style style:name="T31" style:family="text">
      <style:text-properties officeooo:rsid="005016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CS(version control system)</text:p>
      <text:p text:style-name="P1"/>
      <text:p text:style-name="P1"/>
      <text:p text:style-name="P2">day1</text:p>
      <text:p text:style-name="P2"/>
      <text:list xml:id="list629059324" text:style-name="L1">
        <text:list-item>
          <text:p text:style-name="P40">why we need vcs </text:p>
        </text:list-item>
        <text:list-item>
          <text:p text:style-name="P40">how people tackled this problem-localised vcs</text:p>
        </text:list-item>
        <text:list-item>
          <text:p text:style-name="P40">drawback of localised vcs – team collaboration</text:p>
        </text:list-item>
        <text:list-item>
          <text:p text:style-name="P40">how people tackled this problem – centralised vcs(svm,cvs,perforce)</text:p>
        </text:list-item>
        <text:list-item>
          <text:p text:style-name="P40">drawback of centralized vcs – local versioning</text:p>
        </text:list-item>
        <text:list-item>
          <text:p text:style-name="P40">how people tackled this problem- distributed vcs(git,mercurial,gnu bazaar etc)</text:p>
        </text:list-item>
        <text:list-item>
          <text:p text:style-name="P40">install git </text:p>
        </text:list-item>
        <text:list-item>
          <text:p text:style-name="P40">git documentry</text:p>
        </text:list-item>
      </text:list>
      <text:p text:style-name="P12"/>
      <text:p text:style-name="P12"/>
      <text:p text:style-name="P12"/>
      <text:p text:style-name="P3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7">DAY2</text:p>
      <text:p text:style-name="P7"/>
      <text:list xml:id="list3934098905" text:style-name="L2">
        <text:list-item>
          <text:p text:style-name="P44">git settings or <text:s/>configuration</text:p>
        </text:list-item>
        <text:list-item>
          <text:p text:style-name="P44">Types of configuration</text:p>
          <text:list>
            <text:list-header>
              <text:p text:style-name="P44">1. System level config</text:p>
              <text:p text:style-name="P44">2. Global level config/<text:span text:style-name="T9">user level config</text:span></text:p>
              <text:p text:style-name="P44">3. Repository level config</text:p>
              <text:p text:style-name="P44"><text:s/></text:p>
            </text:list-header>
          </text:list>
        </text:list-item>
      </text:list>
      <text:p text:style-name="P18">user,remote,core</text:p>
      <text:p text:style-name="P17"><text:s/>System level configs</text:p>
      <text:p text:style-name="P17"/>
      <text:list xml:id="list3274388885" text:style-name="L3">
        <text:list-item>
          <text:p text:style-name="P45">to set system level config :</text:p>
          <text:p text:style-name="P93">sudo git config --system user.name “yourname”</text:p>
          <text:p text:style-name="P93">sudo git config <text:s/>--system user.email “your email”</text:p>
        </text:list-item>
        <text:list-item>
          <text:p text:style-name="P45">to see the config :</text:p>
          <text:p text:style-name="P93">sudo git config --system --list</text:p>
        </text:list-item>
        <text:list-item>
          <text:p text:style-name="P98"><text:span text:style-name="T1">to make changes to the config: </text:span><text:span text:style-name="T2">there are 3 ways</text:span></text:p>
          <text:p text:style-name="P46">1.<text:tab/>directly override by assighning value again</text:p>
          <text:p text:style-name="P99"><text:span text:style-name="T1">2.<text:tab/></text:span><text:span text:style-name="T4">sudo </text:span><text:span text:style-name="T3">git config <text:s/>--system --edit</text:span></text:p>
          <text:p text:style-name="P99"><text:span text:style-name="T1">3.<text:tab/></text:span><text:span text:style-name="T3">vim /</text:span><text:span text:style-name="T8">etc/gitconfig</text:span><text:span text:style-name="T5"> <text:s text:c="5"/>(this opens the config file in vim <text:tab/>you can make changes here)</text:span></text:p>
        </text:list-item>
      </text:list>
      <text:p text:style-name="P27"/>
      <text:p text:style-name="P27"/>
      <text:p text:style-name="P16"><text:span text:style-name="T5"><text:s/>global </text:span><text:span text:style-name="T7">level</text:span><text:span text:style-name="T5"> config/user level config</text:span></text:p>
      <text:p text:style-name="P28"/>
      <text:list xml:id="list780928703" text:style-name="L4">
        <text:list-item>
          <text:p text:style-name="P103">to set global level config :</text:p>
          <text:p text:style-name="P101"><text:span text:style-name="T5">sudo git </text:span><text:span text:style-name="T6">config --global user.name “your name”</text:span></text:p>
          <text:p text:style-name="P104">.....same commands just use --local</text:p>
        </text:list-item>
        <text:list-item>
          <text:p text:style-name="P100"><text:span text:style-name="T6">t</text:span><text:span text:style-name="T5">o make changes to <text:s/>config details :</text:span></text:p>
          <text:p text:style-name="P102"><text:span text:style-name="T5">sudo git </text:span><text:span text:style-name="T6">config --global –edit</text:span></text:p>
        </text:list-item>
        <text:list-item>
          <text:p text:style-name="P105">to see config file:</text:p>
          <text:p text:style-name="P107">vim ~/.gitconfig</text:p>
        </text:list-item>
      </text:list>
      <text:p text:style-name="P29"/>
      <text:p text:style-name="P30"/>
      <text:p text:style-name="P30"/>
      <text:p text:style-name="P30"/>
      <text:p text:style-name="P30"/>
      <text:p text:style-name="P30"><text:soft-page-break/>Repository level config</text:p>
      <text:list xml:id="list1777954305" text:style-name="L5">
        <text:list-item>
          <text:p text:style-name="P106">for this we first need to know how to make a git repo</text:p>
        </text:list-item>
        <text:list-item>
          <text:p text:style-name="P106">to make a git repo (go inside your project dir ):</text:p>
          <text:p text:style-name="P108">git init</text:p>
        </text:list-item>
        <text:list-item>
          <text:p text:style-name="P106">all other commands are same as the other two just use local here in place of global or system</text:p>
          <text:p text:style-name="P110"/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AY3</text:p>
      <text:p text:style-name="P13"/>
      <text:list xml:id="list4031666178" text:style-name="L6">
        <text:list-item>
          <text:p text:style-name="P41">Git working tree</text:p>
          <text:p text:style-name="P41">1.working directory</text:p>
          <text:p text:style-name="P41">2.staging area</text:p>
          <text:p text:style-name="P41">3.local git repository</text:p>
        </text:list-item>
        <text:list-item>
          <text:p text:style-name="P42"><text:span text:style-name="T1">to add any file to staging area : </text:span><text:span text:style-name="T3">git add filename</text:span></text:p>
        </text:list-item>
        <text:list-item>
          <text:p text:style-name="P42"><text:span text:style-name="T1">to add the file from staging area to local git repo: </text:span><text:span text:style-name="T3">git commit</text:span><text:span text:style-name="T1"> <text:s/></text:span></text:p>
        </text:list-item>
        <text:list-item>
          <text:p text:style-name="P42"><text:span text:style-name="T1">to check status of git repo : </text:span><text:span text:style-name="T3">git status </text:span></text:p>
        </text:list-item>
        <text:list-item>
          <text:p text:style-name="P43"><text:span text:style-name="T1">to check the log : </text:span><text:span text:style-name="T3">git log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DAY<text:span text:style-name="T23">4</text:span></text:p>
      <text:p text:style-name="P8"/>
      <text:list xml:id="list3194433703" text:style-name="L7">
        <text:list-item>
          <text:p text:style-name="P47">git working tree</text:p>
          <text:p text:style-name="P47">1.working directory</text:p>
          <text:p text:style-name="P47">2.staging area</text:p>
          <text:p text:style-name="P47">3.local git repo</text:p>
        </text:list-item>
        <text:list-item>
          <text:p text:style-name="P47">how to add and commit:</text:p>
          <text:p text:style-name="P94">git add filename</text:p>
          <text:p text:style-name="P94">git commit -m “”</text:p>
        </text:list-item>
      </text:list>
      <text:p text:style-name="P33"/>
      <text:p text:style-name="P33"/>
      <text:p text:style-name="P3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9"><text:soft-page-break/>DAY<text:span text:style-name="T23">5</text:span></text:p>
      <text:p text:style-name="P9"/>
      <text:list xml:id="list1730554701" text:style-name="L8">
        <text:list-item>
          <text:p text:style-name="P48">to check number of commits : </text:p>
          <text:p text:style-name="P48"><text:s/><text:tab/><text:span text:style-name="T10">git log --oneline <text:s/>| wc -l</text:span></text:p>
        </text:list-item>
        <text:list-item>
          <text:p text:style-name="P48">git vcs does not keep track of directories it only keeps track of files</text:p>
        </text:list-item>
        <text:list-item>
          <text:p text:style-name="P48">to add all files in a directory to the git:</text:p>
          <text:list>
            <text:list-item>
              <text:list>
                <text:list-header>
                  <text:p text:style-name="P95">git add .</text:p>
                  <text:p text:style-name="P95"/>
                </text:list-header>
              </text:list>
            </text:list-item>
          </text:list>
        </text:list-item>
        <text:list-item>
          <text:p text:style-name="P48">to see the content of any commit version of top level:</text:p>
          <text:list>
            <text:list-item>
              <text:list>
                <text:list-header>
                  <text:p text:style-name="P95">git show</text:p>
                </text:list-header>
              </text:list>
            </text:list-item>
          </text:list>
        </text:list-item>
        <text:list-item>
          <text:p text:style-name="P48">to see content of a particular commit</text:p>
          <text:list>
            <text:list-item>
              <text:list>
                <text:list-header>
                  <text:p text:style-name="P95">git show commit_id</text:p>
                </text:list-header>
              </text:list>
            </text:list-item>
          </text:list>
        </text:list-item>
        <text:list-item>
          <text:p text:style-name="P48">to compare two versions:</text:p>
          <text:list>
            <text:list-item>
              <text:list>
                <text:list-header>
                  <text:p text:style-name="P95">git diff id1..id2</text:p>
                </text:list-header>
              </text:list>
            </text:list-item>
          </text:list>
        </text:list-item>
        <text:list-item>
          <text:p text:style-name="P48">intro to github what it is and what is the difference btwn git and github</text:p>
        </text:list-item>
        <text:list-item>
          <text:p text:style-name="P48">signup on github and bitbucket</text:p>
        </text:list-item>
        <text:list-item>
          <text:p text:style-name="P49">what a ideal commit message should contain</text:p>
          <text:p text:style-name="P50">1.what task you have done</text:p>
          <text:p text:style-name="P50">2.what things you have created ,added or modified</text:p>
          <text:p text:style-name="P50">3.bugs fixes</text:p>
          <text:p text:style-name="P50">4.adding new features</text:p>
          <text:p text:style-name="P48"/>
        </text:list-item>
      </text:list>
      <text:p text:style-name="P31"/>
      <text:p text:style-name="P36"/>
      <text:p text:style-name="P32"/>
      <text:p text:style-name="P32"/>
      <text:p text:style-name="P32"/>
      <text:p text:style-name="P3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AY<text:span text:style-name="T23">6</text:span></text:p>
      <text:p text:style-name="P10"/>
      <text:list xml:id="list1030285786" text:style-name="L9">
        <text:list-item>
          <text:p text:style-name="P51">github site introduction <text:s/></text:p>
        </text:list-item>
        <text:list-item>
          <text:p text:style-name="P51">git remote intro to terminlogies</text:p>
        </text:list-item>
        <text:list-item>
          <text:p text:style-name="P51">steps to <text:span text:style-name="T15">use</text:span> <text:span text:style-name="T15">a github</text:span> repo</text:p>
          <text:p text:style-name="P53">1.initializing a repo<text:span text:style-name="T17">(git init)</text:span></text:p>
          <text:p text:style-name="P53">2.setup configuration<text:span text:style-name="T17">(git conif –local user.name “”)</text:span></text:p>
          <text:p text:style-name="P53">3.version history generation<text:span text:style-name="T17">(git add, git commit)</text:span></text:p>
          <text:p text:style-name="P53">4.adding a remote</text:p>
          <text:p text:style-name="P53">5.pushing the content</text:p>
        </text:list-item>
        <text:list-item>
          <text:p text:style-name="P54">how to get connect to remote repo</text:p>
          <text:list>
            <text:list-header>
              <text:p text:style-name="P52"><text:span text:style-name="T11">git remote add remotename(origin) <text:s/>projecturl</text:span> </text:p>
            </text:list-header>
          </text:list>
        </text:list-item>
        <text:list-item>
          <text:p text:style-name="P51">how to push local repo to git repo:</text:p>
          <text:list>
            <text:list-header>
              <text:p text:style-name="P96">git push -u remotename(origin) branch(master)</text:p>
            </text:list-header>
          </text:list>
        </text:list-item>
        <text:list-item>
          <text:p text:style-name="P51">how to see changes and all info about the github interface</text:p>
        </text:list-item>
        <text:list-item>
          <text:p text:style-name="P51">how to start a project from github and bring it to local repo</text:p>
          <text:p text:style-name="P54">1.create project</text:p>
          <text:p text:style-name="P54">2.connect to remote repo</text:p>
          <text:p text:style-name="P54">3.modify files</text:p>
          <text:p text:style-name="P54">4.add to local repo</text:p>
          <text:p text:style-name="P54">5.push versioning history to remote repo</text:p>
        </text:list-item>
        <text:list-item>
          <text:p text:style-name="P51">insight of the <text:span text:style-name="T16">versioned github history</text:span></text:p>
        </text:list-item>
        <text:list-item>
          <text:p text:style-name="P55">how to pull a version from github</text:p>
          <text:list>
            <text:list-header>
              <text:p text:style-name="P57"><text:span text:style-name="T10">git pull </text:span><text:span text:style-name="T12">remotename(origin) <text:s/>branch(master)</text:span></text:p>
              <text:p text:style-name="P58">do this in your project dir on local machine</text:p>
            </text:list-header>
          </text:list>
          <text:p text:style-name="P58"/>
        </text:list-item>
        <text:list-item>
          <text:p text:style-name="P56">how to clone for multiple users(others projects)</text:p>
          <text:list>
            <text:list-header>
              <text:p text:style-name="P97">git clone cloneurl newname(optional)</text:p>
            </text:list-header>
          </text:list>
        </text:list-item>
      </text:list>
      <text:p text:style-name="P19"/>
      <text:p text:style-name="P19"/>
      <text:p text:style-name="P38"/>
      <text:p text:style-name="P19"/>
      <text:p text:style-name="P19"/>
      <text:p text:style-name="P19"/>
      <text:p text:style-name="P19"/>
      <text:p text:style-name="P19"/>
      <text:p text:style-name="P19"/>
      <text:p text:style-name="P3"><text:soft-page-break/>DAY<text:span text:style-name="T23">7</text:span></text:p>
      <text:p text:style-name="P20"/>
      <text:list xml:id="list2203828925" text:style-name="L10">
        <text:list-item>
          <text:p text:style-name="P59">what are <text:span text:style-name="T20">web </text:span>protocols</text:p>
        </text:list-item>
        <text:list-item>
          <text:p text:style-name="P61">what are ports: <text:span text:style-name="T20">gateway for communication</text:span></text:p>
        </text:list-item>
        <text:list-item>
          <text:p text:style-name="P61">port numbers :</text:p>
          <text:p text:style-name="P61">1. http <text:s/><text:span text:style-name="T20">port no </text:span>= 80</text:p>
          <text:p text:style-name="P62">2. https <text:s/><text:span text:style-name="T20">port no </text:span>=443</text:p>
          <text:p text:style-name="P62">3. ssh <text:span text:style-name="T20">port no </text:span>= 22</text:p>
        </text:list-item>
        <text:list-item>
          <text:p text:style-name="P59">types of protocols we are going to see</text:p>
          <text:p text:style-name="P60">1. <text:span text:style-name="T18">http/https <text:s/>-- used for exchange</text:span></text:p>
          <text:p text:style-name="P60"><text:span text:style-name="T18">2. ssh</text:span> <text:s text:c="3"/>-- <text:span text:style-name="T18">used for exchange</text:span></text:p>
          <text:p text:style-name="P63">3.git <text:s text:c="4"/><text:tab/>-- used by git internally</text:p>
        </text:list-item>
        <text:list-item>
          <text:p text:style-name="P63">http vs ssh</text:p>
          <text:p text:style-name="P63">1.http needs password based authentication</text:p>
          <text:p text:style-name="P63">2.ssh has passwordless authentication ,authentication is done by using keys</text:p>
        </text:list-item>
        <text:list-item>
          <text:p text:style-name="P63">ssh key types</text:p>
          <text:p text:style-name="P63">1.public key </text:p>
          <text:p text:style-name="P63">2.private key</text:p>
        </text:list-item>
        <text:list-item>
          <text:p text:style-name="P63">to generate key</text:p>
          <text:p text:style-name="P64">1.the key should be made at <text:span text:style-name="T21">/</text:span><text:span text:style-name="T22">home/user/</text:span><text:span text:style-name="T21">.ssh/</text:span><text:span text:style-name="T19"> </text:span></text:p>
          <text:p text:style-name="P65"><text:s text:c="3"/>only</text:p>
        </text:list-item>
        <text:list-item>
          <text:p text:style-name="P65">ssh client comes pre installed in <text:s/>linux but not in windows</text:p>
        </text:list-item>
        <text:list-item>
          <text:p text:style-name="P65">to generate ssh key</text:p>
        </text:list-item>
        <text:list-item>
          <text:p text:style-name="P65">go inside the specified dir : <text:span text:style-name="T10"><text:s/>ssh-keygen</text:span></text:p>
        </text:list-item>
        <text:list-item>
          <text:p text:style-name="P66">do not give password or else you will have type it everytime</text:p>
        </text:list-item>
        <text:list-item>
          <text:p text:style-name="P66">show key files (public ,private) </text:p>
        </text:list-item>
        <text:list-item>
          <text:p text:style-name="P66">go to git hub create a ssh key (paste your key )</text:p>
        </text:list-item>
        <text:list-item>
          <text:p text:style-name="P66">now if any one else needs to commit or push just add his public key to your keylist </text:p>
          <text:p text:style-name="P66"/>
        </text:list-item>
      </text:list>
      <text:p text:style-name="P37"/>
      <text:p text:style-name="P32"/>
      <text:p text:style-name="P32"/>
      <text:p text:style-name="P32"/>
      <text:p text:style-name="P32"/>
      <text:p text:style-name="P32"/>
      <text:p text:style-name="P4"><text:soft-page-break/>DAY8</text:p>
      <text:p text:style-name="P4"/>
      <text:list xml:id="list947061283" text:style-name="L11">
        <text:list-item>
          <text:p text:style-name="P67">While sharing your keys ,generate new keys and share</text:p>
        </text:list-item>
        <text:list-item>
          <text:p text:style-name="P67">fetching concept</text:p>
        </text:list-item>
        <text:list-item>
          <text:p text:style-name="P67">difference between fetch and pull</text:p>
        </text:list-item>
        <text:list-item>
          <text:p text:style-name="P67">how to fetch: <text:span text:style-name="T10">git fetch remotename branchname</text:span></text:p>
        </text:list-item>
        <text:list-item>
          <text:p text:style-name="P67">how to merge: <text:span text:style-name="T10">git merge remotename/branchname</text:span></text:p>
        </text:list-item>
        <text:list-item>
          <text:p text:style-name="P67">what is HEAD ,what it does</text:p>
        </text:list-item>
        <text:list-item>
          <text:p text:style-name="P67">how to see commit content</text:p>
          <text:p text:style-name="P67">1.<text:span text:style-name="T10">git show HEAD</text:span> <text:s/>(shows top level commit content)</text:p>
          <text:p text:style-name="P67">2.<text:span text:style-name="T10">git show HEAD~num</text:span></text:p>
        </text:list-item>
        <text:list-item>
          <text:p text:style-name="P68">Note: inside git or dvcs everything happens locally like git add ,git commit ... except few remote operations ie. git push,pull ,fetch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39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/>
      <text:p text:style-name="P11"><text:soft-page-break/>DAY9</text:p>
      <text:p text:style-name="P11"/>
      <text:list xml:id="list3116859588" text:style-name="L12">
        <text:list-item>
          <text:p text:style-name="P69">How to update recent commit message</text:p>
          <text:p text:style-name="P69">: <text:span text:style-name="T10">git </text:span><text:span text:style-name="T13">commit-</text:span><text:span text:style-name="T10">amend </text:span></text:p>
        </text:list-item>
        <text:list-item>
          <text:p text:style-name="P69">remove operations</text:p>
        </text:list-item>
      </text:list>
      <text:p text:style-name="P23"/>
      <text:list xml:id="list231211174314751" text:continue-numbering="true" text:style-name="L12">
        <text:list-header>
          <text:p text:style-name="P69">1. to remove from working area</text:p>
        </text:list-header>
      </text:list>
      <text:p text:style-name="P23"/>
      <text:p text:style-name="P23">: <text:span text:style-name="T10">git clean -n</text:span> (shows files that can be removed)</text:p>
      <text:p text:style-name="P23">:<text:span text:style-name="T10">git clean -f filename </text:span>(for removing)</text:p>
      <text:p text:style-name="P23">:<text:span text:style-name="T10">git clean f </text:span>(for removing all untracked file)</text:p>
      <text:p text:style-name="P23"/>
      <text:p text:style-name="P23"><text:tab/>2. to remove from staging area</text:p>
      <text:p text:style-name="P23">1<text:span text:style-name="T24">st</text:span> way</text:p>
      <text:p text:style-name="P23">:<text:span text:style-name="T10">git reset HEAD filename</text:span> (to remove specific file)</text:p>
      <text:p text:style-name="P23">:<text:span text:style-name="T10">git reset Head </text:span><text:s/>(to remove all files)</text:p>
      <text:p text:style-name="P23"/>
      <text:p text:style-name="P23">2<text:span text:style-name="T24">nd</text:span> way</text:p>
      <text:p text:style-name="P23">:<text:span text:style-name="T10">git rm --cached filename</text:span>(can remove file one by one only)</text:p>
      <text:p text:style-name="P23"/>
      <text:p text:style-name="P23"/>
      <text:p text:style-name="P23"><text:tab/>3.to remove files from local git repo </text:p>
      <text:p text:style-name="P23">1<text:span text:style-name="T24">st</text:span> way (reset)/(permanent changes)</text:p>
      <text:p text:style-name="P23">:<text:span text:style-name="T10">git reset --soft commitid</text:span></text:p>
      <text:p text:style-name="P23">:<text:span text:style-name="T10">git reset --hard commitid</text:span></text:p>
      <text:p text:style-name="P23">:<text:span text:style-name="T10">git reset --hard HEAD~no. of commits back</text:span></text:p>
      <text:p text:style-name="P23"/>
      <text:p text:style-name="P24">2<text:span text:style-name="T24">nd</text:span> way (revert)/(temporary changes)</text:p>
      <text:p text:style-name="P24">:<text:span text:style-name="T10">git revert commitid/</text:span><text:span text:style-name="T14">HEAD~n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"><text:soft-page-break/>DAY10</text:p>
      <text:p text:style-name="P25"/>
      <text:list xml:id="list2301057059" text:style-name="L13">
        <text:list-item>
          <text:p text:style-name="P70">Branching concept</text:p>
        </text:list-item>
        <text:list-item>
          <text:p text:style-name="P70">reasons for branching:</text:p>
          <text:p text:style-name="P70">1.used for code separation</text:p>
          <text:p text:style-name="P70">2.project development flow</text:p>
        </text:list-item>
        <text:list-item>
          <text:p text:style-name="P70">to see current branch : <text:span text:style-name="T10">git branch</text:span></text:p>
        </text:list-item>
        <text:list-item>
          <text:p text:style-name="P70">to see all branches:<text:span text:style-name="T10"> git branch -a</text:span></text:p>
        </text:list-item>
        <text:list-item>
          <text:p text:style-name="P70">to see remote branches :<text:span text:style-name="T10"> git branch -r</text:span></text:p>
          <text:p text:style-name="P70"/>
        </text:list-item>
      </text:list>
      <text:p text:style-name="P25">NOTE : new branches inherits the parent branch source code and commits</text:p>
      <text:p text:style-name="P25"/>
      <text:list xml:id="list277136859" text:style-name="L14">
        <text:list-item>
          <text:p text:style-name="P71">to create new branch : <text:span text:style-name="T10">git branch newbranchname</text:span></text:p>
        </text:list-item>
        <text:list-item>
          <text:p text:style-name="P71">to change a branch :<text:span text:style-name="T10"> git checkout branchname</text:span></text:p>
        </text:list-item>
        <text:list-item>
          <text:p text:style-name="P71">to create and change branch at once: </text:p>
          <text:p text:style-name="P71"><text:s/><text:tab/><text:span text:style-name="T10">git checkout -b bname</text:span></text:p>
        </text:list-item>
      </text:list>
      <text:p text:style-name="P25"/>
      <text:p text:style-name="P25">---------------------------------------------------------------------------</text:p>
      <text:p text:style-name="P25"/>
      <text:list xml:id="list4135319809" text:style-name="L15">
        <text:list-item>
          <text:p text:style-name="P72">types of merging </text:p>
          <text:p text:style-name="P72">1. fast forward merging</text:p>
          <text:p text:style-name="P72">2. 3 -way merging /recursive strategy</text:p>
        </text:list-item>
        <text:list-item>
          <text:p text:style-name="P72">Fast fm :when 1 branch is idol and the other has changes</text:p>
        </text:list-item>
        <text:list-item>
          <text:p text:style-name="P72">recursive strategy : when both <text:span text:style-name="T25">branches</text:span> have changes</text:p>
        </text:list-item>
        <text:list-item>
          <text:p text:style-name="P73">merge conflicts: when the same file in both the branches have changes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"><text:soft-page-break/>DAY11</text:p>
      <text:p text:style-name="P74"/>
      <text:list xml:id="list273608877" text:style-name="L16">
        <text:list-item>
          <text:p text:style-name="P78">problem with merge : non linear commit history</text:p>
        </text:list-item>
        <text:list-item>
          <text:p text:style-name="P75">need for rebase:<text:span text:style-name="T26">linear commit history</text:span></text:p>
        </text:list-item>
        <text:list-item>
          <text:p text:style-name="P75">how rebase works (graphical)</text:p>
        </text:list-item>
        <text:list-item>
          <text:p text:style-name="P78">rebase does not give merge commit</text:p>
        </text:list-item>
        <text:list-item>
          <text:p text:style-name="P75">rebase example :git rebase branchname</text:p>
        </text:list-item>
        <text:list-item>
          <text:p text:style-name="P78">if we have conflicts solve it manually and then continue reabase : git rebase --continue</text:p>
        </text:list-item>
      </text:list>
      <text:p text:style-name="P79"/>
      <text:p text:style-name="P76"/>
      <text:p text:style-name="P76">-----------------------------------------------------------------</text:p>
      <text:list xml:id="list716700719" text:style-name="L17">
        <text:list-item>
          <text:p text:style-name="P77">need for stash :<text:span text:style-name="T26">we do not want to commit the file </text:span></text:p>
          <text:p text:style-name="P80">and we dont even want to delete it</text:p>
        </text:list-item>
        <text:list-item>
          <text:p text:style-name="P80">if we have files in working or staging area we cannot merge or rebase ,you need to keep your working tree clean </text:p>
        </text:list-item>
        <text:list-item>
          <text:p text:style-name="P77">how stash works : git stash <text:s/><text:span text:style-name="T26">save “stash message”</text:span></text:p>
        </text:list-item>
        <text:list-item>
          <text:p text:style-name="P80">to see stash files :<text:span text:style-name="T27">git stash list</text:span></text:p>
        </text:list-item>
        <text:list-item>
          <text:p text:style-name="P81">to get back the files to working tree </text:p>
          <text:p text:style-name="P82">1<text:span text:style-name="T24">st</text:span> way : git stash apply <text:a xlink:type="simple" xlink:href="mailto:stash@id" text:style-name="Internet_20_link" text:visited-style-name="Visited_20_Internet_20_Link"><text:span text:style-name="T29">stash@id</text:span></text:a></text:p>
          <text:p text:style-name="P83">removes the file but keeps it in stash as well</text:p>
          <text:p text:style-name="P82"><text:s text:c="2"/></text:p>
          <text:p text:style-name="P83">2<text:span text:style-name="T24">nd</text:span> way : git stash pop <text:a xlink:type="simple" xlink:href="mailto:stash@id" text:style-name="Internet_20_link" text:visited-style-name="Visited_20_Internet_20_Link">stash@id</text:a> </text:p>
          <text:p text:style-name="P83">removes the file completely from stash</text:p>
        </text:list-item>
      </text:list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9"><text:soft-page-break/>DAY12</text:p>
      <text:p text:style-name="P84"/>
      <text:list xml:id="list2920582269" text:style-name="L18">
        <text:list-item>
          <text:p text:style-name="P85">What is squash :used to compress our version history</text:p>
        </text:list-item>
        <text:list-item>
          <text:p text:style-name="P85">to squash :git rebase -i HEAD~no.</text:p>
        </text:list-item>
      </text:list>
      <text:p text:style-name="P84"/>
      <text:p text:style-name="P84">------------------------------------------------------------------------------</text:p>
      <text:list xml:id="list2982965" text:style-name="L19">
        <text:list-item>
          <text:p text:style-name="P86">pull request :used for merge 2 branches remotely</text:p>
        </text:list-item>
      </text:list>
      <text:p text:style-name="P84"/>
      <text:p text:style-name="P84">------------------------------------------------------------------------------</text:p>
      <text:p text:style-name="P84"/>
      <text:list xml:id="list4120244907" text:style-name="L20">
        <text:list-item>
          <text:p text:style-name="P87">releases/tagging : to release fixed cold source code </text:p>
        </text:list-item>
        <text:list-item>
          <text:p text:style-name="P87">to generate a tag : <text:span text:style-name="T30">git tag tagname</text:span></text:p>
        </text:list-item>
        <text:list-item>
          <text:p text:style-name="P88">to list out all releases/tags : git tag</text:p>
        </text:list-item>
        <text:list-item>
          <text:p text:style-name="P88">to move a tag/release to remote : git push -<text:span text:style-name="T31">u origin tagname</text:span></text:p>
        </text:list-item>
        <text:list-item>
          <text:p text:style-name="P89">to push all <text:s/>tags at <text:s/>once to remote </text:p>
          <text:p text:style-name="P89"><text:s/><text:tab/>: git push -u origin --tag</text:p>
        </text:list-item>
      </text:list>
      <text:p text:style-name="P90">--------------------------------------------------------------------------------</text:p>
      <text:p text:style-name="P90"/>
      <text:list xml:id="list2437365717" text:style-name="L21">
        <text:list-item>
          <text:p text:style-name="P91">contributers /collaborators : if you want others to only collaborate you having all the permissions</text:p>
        </text:list-item>
      </text:list>
      <text:p text:style-name="P90"/>
      <text:p text:style-name="P90">--------------------------------------------------------------------------------</text:p>
      <text:p text:style-name="P84"/>
      <text:list xml:id="list2586236670" text:style-name="L22">
        <text:list-item>
          <text:p text:style-name="P92">fork : to clone a repository remotely</text:p>
        </text:list-item>
      </text:list>
      <text:p text:style-name="P84"/>
      <text:p text:style-name="P84"/>
      <text:p text:style-name="P84"/>
      <text:p text:style-name="P84"/>
      <text:p text:style-name="P76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45:43.785001922</meta:creation-date>
    <dc:date>2018-06-28T22:44:13.195453295</dc:date>
    <meta:editing-duration>PT10H35M44S</meta:editing-duration>
    <meta:editing-cycles>33</meta:editing-cycles>
    <meta:generator>LibreOffice/6.0.3.2$Linux_X86_64 LibreOffice_project/00m0$Build-2</meta:generator>
    <meta:document-statistic meta:table-count="0" meta:image-count="0" meta:object-count="0" meta:page-count="12" meta:paragraph-count="223" meta:word-count="1463" meta:character-count="7818" meta:non-whitespace-character-count="6696"/>
  </office:meta>
</office:document-meta>
</file>